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venir Next LT Pro Light" svg:font-family="Avenir Next LT Pro Light" style:font-family-generic="swiss" style:font-pitch="variable" svg:panose-1="2 11 3 4 2 2 2 2 2 4"/>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u" style:master-page-name="MP0" style:family="paragraph">
      <style:paragraph-properties fo:break-before="page" fo:text-align="justify"/>
    </style:style>
    <style:style style:name="T2" style:parent-style-name="Robust" style:family="text">
      <style:text-properties style:font-name="Avenir Next LT Pro Light" fo:font-weight="normal" style:font-weight-asian="normal" style:font-weight-complex="normal" fo:font-size="20pt" style:font-size-asian="20pt" style:font-size-complex="20pt" fo:language="ro" fo:country="RO"/>
    </style:style>
    <style:style style:name="T3" style:parent-style-name="Fontdeparagrafimplicit" style:family="text">
      <style:text-properties style:font-name="Avenir Next LT Pro Light" fo:font-weight="bold" style:font-weight-asian="bold" style:font-weight-complex="bold" fo:font-size="20pt" style:font-size-asian="20pt" style:font-size-complex="20pt" fo:language="ro" fo:country="RO"/>
    </style:style>
    <style:style style:name="P4" style:parent-style-name="Normal" style:family="paragraph">
      <style:text-properties fo:font-size="12pt" style:font-size-asian="12pt" style:font-size-complex="12pt" fo:language="ro" fo:country="RO"/>
    </style:style>
    <style:style style:name="P5" style:parent-style-name="NormalWeb" style:family="paragraph">
      <style:paragraph-properties fo:text-align="justify" fo:margin-top="0in" fo:margin-bottom="0.2333in" fo:line-height="150%" fo:background-color="#FFFFFF"/>
      <style:text-properties style:font-name="Arial" style:font-name-complex="Arial" fo:color="#333333" fo:font-size="10.5pt" style:font-size-asian="10.5pt" style:font-size-complex="10.5pt" fo:language="ro" fo:country="RO"/>
    </style:style>
    <style:style style:name="P6" style:parent-style-name="NormalWeb" style:family="paragraph">
      <style:paragraph-properties fo:text-align="justify" fo:margin-top="0in" fo:margin-bottom="0.2333in" fo:line-height="150%" fo:background-color="#FFFFFF"/>
    </style:style>
    <style:style style:name="T7" style:parent-style-name="Fontdeparagrafimplicit" style:family="text">
      <style:text-properties style:font-name="Arial" style:font-name-complex="Arial" fo:color="#333333" fo:font-size="10.5pt" style:font-size-asian="10.5pt" style:font-size-complex="10.5pt" fo:language="ro" fo:country="RO"/>
    </style:style>
    <style:style style:name="T8" style:parent-style-name="Fontdeparagrafimplicit" style:family="text">
      <style:text-properties style:font-name="Arial" style:font-name-complex="Arial" fo:font-style="italic" style:font-style-asian="italic" style:font-style-complex="italic" fo:color="#333333" fo:font-size="10.5pt" style:font-size-asian="10.5pt" style:font-size-complex="10.5pt" fo:language="ro" fo:country="RO"/>
    </style:style>
    <style:style style:name="T9" style:parent-style-name="Accentuat" style:family="text">
      <style:text-properties style:font-name="Arial" style:font-name-complex="Arial" fo:color="#333333" fo:font-size="10.5pt" style:font-size-asian="10.5pt" style:font-size-complex="10.5pt" fo:language="ro" fo:country="RO"/>
    </style:style>
    <style:style style:name="T10" style:parent-style-name="Accentuat" style:family="text">
      <style:text-properties style:font-name="Arial" style:font-name-complex="Arial" fo:font-style="normal" style:font-style-asian="normal" style:font-style-complex="normal" fo:color="#333333" fo:font-size="10.5pt" style:font-size-asian="10.5pt" style:font-size-complex="10.5pt" fo:language="ro" fo:country="RO"/>
    </style:style>
    <style:style style:name="T11" style:parent-style-name="Fontdeparagrafimplicit" style:family="text">
      <style:text-properties style:font-name="Arial" style:font-name-complex="Arial" fo:color="#333333" fo:font-size="10.5pt" style:font-size-asian="10.5pt" style:font-size-complex="10.5pt" fo:language="ro" fo:country="RO"/>
    </style:style>
    <style:style style:name="T12" style:parent-style-name="Robust" style:family="text">
      <style:text-properties style:font-name="Arial" style:font-name-complex="Arial" fo:color="#333333" fo:font-size="10.5pt" style:font-size-asian="10.5pt" style:font-size-complex="10.5pt" fo:language="ro" fo:country="RO"/>
    </style:style>
    <style:style style:name="T13" style:parent-style-name="Fontdeparagrafimplicit" style:family="text">
      <style:text-properties style:font-name="Arial" style:font-name-complex="Arial" fo:color="#333333" fo:font-size="10.5pt" style:font-size-asian="10.5pt" style:font-size-complex="10.5pt" fo:language="ro" fo:country="RO"/>
    </style:style>
    <style:style style:name="P14" style:parent-style-name="Cuprins1" style:family="paragraph">
      <style:paragraph-properties>
        <style:tab-stops>
          <style:tab-stop style:type="right" style:leader-style="dotted" style:leader-text="." style:position="6.2611in"/>
        </style:tab-stops>
      </style:paragraph-properties>
    </style:style>
    <style:style style:name="T15" style:parent-style-name="Hyperlink" style:family="text">
      <style:text-properties fo:background-color="#FFFFFF" fo:language="ro" fo:country="RO"/>
    </style:style>
    <style:style style:name="P16" style:parent-style-name="Cuprins1" style:family="paragraph">
      <style:paragraph-properties>
        <style:tab-stops>
          <style:tab-stop style:type="right" style:leader-style="dotted" style:leader-text="." style:position="6.2611in"/>
        </style:tab-stops>
      </style:paragraph-properties>
    </style:style>
    <style:style style:name="T17" style:parent-style-name="Hyperlink" style:family="text">
      <style:text-properties fo:background-color="#FFFFFF" fo:language="ro" fo:country="RO"/>
    </style:style>
    <style:style style:name="P18" style:parent-style-name="Cuprins1" style:family="paragraph">
      <style:paragraph-properties>
        <style:tab-stops>
          <style:tab-stop style:type="right" style:leader-style="dotted" style:leader-text="." style:position="6.2611in"/>
        </style:tab-stops>
      </style:paragraph-properties>
    </style:style>
    <style:style style:name="T19" style:parent-style-name="Hyperlink" style:family="text">
      <style:text-properties fo:language="ro" fo:country="RO"/>
    </style:style>
    <style:style style:name="P20" style:parent-style-name="Titlu1" style:family="paragraph">
      <style:paragraph-properties fo:text-align="justify"/>
      <style:text-properties fo:background-color="#FFFFFF" fo:language="ro" fo:country="RO"/>
    </style:style>
    <style:style style:name="P21" style:parent-style-name="Listăparagraf" style:family="paragraph">
      <style:paragraph-properties fo:text-align="justify" fo:line-height="125%"/>
      <style:text-properties style:font-name="Arial" style:font-name-complex="Arial" fo:color="#333333" fo:font-size="10.5pt" style:font-size-asian="10.5pt" style:font-size-complex="10.5pt" fo:background-color="#FFFFFF" fo:language="ro" fo:country="RO"/>
    </style:style>
    <style:style style:name="P22" style:parent-style-name="Listăparagraf" style:family="paragraph">
      <style:paragraph-properties fo:text-align="justify" fo:line-height="125%"/>
      <style:text-properties style:font-name="Arial" style:font-name-complex="Arial" fo:color="#333333" fo:font-size="10.5pt" style:font-size-asian="10.5pt" style:font-size-complex="10.5pt" fo:background-color="#FFFFFF" fo:language="ro" fo:country="RO"/>
    </style:style>
    <style:style style:name="P23" style:parent-style-name="Listăparagraf" style:family="paragraph">
      <style:paragraph-properties fo:text-align="justify" fo:line-height="125%"/>
      <style:text-properties style:font-name="Arial" style:font-name-complex="Arial" fo:color="#333333" fo:font-size="10.5pt" style:font-size-asian="10.5pt" style:font-size-complex="10.5pt" fo:background-color="#FFFFFF" fo:language="ro" fo:country="RO"/>
    </style:style>
    <style:style style:name="P24" style:parent-style-name="Listăparagraf" style:family="paragraph">
      <style:paragraph-properties fo:text-align="justify" fo:line-height="125%"/>
      <style:text-properties style:font-name="Arial" style:font-name-complex="Arial" fo:color="#333333" fo:font-size="10.5pt" style:font-size-asian="10.5pt" style:font-size-complex="10.5pt" fo:background-color="#FFFFFF" fo:language="ro" fo:country="RO"/>
    </style:style>
    <style:style style:name="P25" style:parent-style-name="Titlu1" style:family="paragraph">
      <style:paragraph-properties fo:text-align="justify"/>
      <style:text-properties fo:background-color="#FFFFFF" fo:language="ro" fo:country="RO"/>
    </style:style>
    <style:style style:name="P26" style:parent-style-name="Listăparagraf" style:family="paragraph">
      <style:paragraph-properties fo:text-align="justify" fo:line-height="125%"/>
      <style:text-properties style:font-name="Arial" style:font-name-complex="Arial" fo:color="#333333" fo:font-size="10.5pt" style:font-size-asian="10.5pt" style:font-size-complex="10.5pt" fo:background-color="#FFFFFF" fo:language="ro" fo:country="RO"/>
    </style:style>
    <style:style style:name="P27" style:parent-style-name="Listăparagraf" style:family="paragraph">
      <style:paragraph-properties fo:text-align="justify" fo:line-height="125%"/>
      <style:text-properties fo:language="ro" fo:country="RO"/>
    </style:style>
    <style:style style:name="P28" style:parent-style-name="Listăparagraf" style:family="paragraph">
      <style:paragraph-properties fo:text-align="justify" fo:line-height="125%"/>
      <style:text-properties fo:language="ro" fo:country="RO"/>
    </style:style>
    <style:style style:name="P29" style:parent-style-name="Listăparagraf" style:family="paragraph">
      <style:paragraph-properties fo:text-align="justify" fo:line-height="125%"/>
      <style:text-properties fo:language="ro" fo:country="RO"/>
    </style:style>
    <style:style style:name="P30" style:parent-style-name="Listăparagraf" style:family="paragraph">
      <style:paragraph-properties fo:text-align="justify" fo:line-height="125%"/>
      <style:text-properties fo:language="ro" fo:country="RO"/>
    </style:style>
    <style:style style:name="P31" style:parent-style-name="Listăparagraf" style:family="paragraph">
      <style:paragraph-properties fo:text-align="justify" fo:line-height="125%"/>
    </style:style>
    <style:style style:name="T32" style:parent-style-name="Fontdeparagrafimplicit" style:family="text">
      <style:text-properties fo:language="ro" fo:country="RO"/>
    </style:style>
    <style:style style:name="T33" style:parent-style-name="Fontdeparagrafimplicit" style:family="text">
      <style:text-properties style:font-name="Arial" style:font-name-complex="Arial" fo:color="#333333" fo:font-size="10.5pt" style:font-size-asian="10.5pt" style:font-size-complex="10.5pt" fo:background-color="#FFFFFF" fo:language="ro" fo:country="RO"/>
    </style:style>
    <style:style style:name="P34" style:parent-style-name="Listăparagraf" style:family="paragraph">
      <style:paragraph-properties fo:text-align="justify" fo:line-height="125%"/>
      <style:text-properties fo:font-style="italic" style:font-style-asian="italic" style:font-style-complex="italic" fo:language="ro" fo:country="RO"/>
    </style:style>
    <style:style style:name="P35" style:parent-style-name="Listăparagraf" style:family="paragraph">
      <style:paragraph-properties fo:text-align="justify" fo:line-height="125%"/>
      <style:text-properties fo:language="ro" fo:country="RO"/>
    </style:style>
    <style:style style:name="P36" style:parent-style-name="Listăparagraf" style:family="paragraph">
      <style:paragraph-properties fo:text-align="justify" fo:line-height="125%"/>
      <style:text-properties fo:language="ro" fo:country="RO"/>
    </style:style>
    <style:style style:name="P37" style:parent-style-name="Listăparagraf" style:family="paragraph">
      <style:paragraph-properties fo:text-align="justify" fo:line-height="125%"/>
      <style:text-properties fo:language="ro" fo:country="RO"/>
    </style:style>
    <style:style style:name="P38" style:parent-style-name="Titlu1" style:family="paragraph">
      <style:text-properties fo:language="ro" fo:country="RO"/>
    </style:style>
    <style:style style:name="P39" style:parent-style-name="Normal" style:family="paragraph">
      <style:paragraph-properties fo:line-height="150%"/>
      <style:text-properties style:font-name="Arial" style:font-name-complex="Arial" fo:font-size="10.5pt" style:font-size-asian="10.5pt" style:font-size-complex="10.5pt" fo:language="ro" fo:country="RO"/>
    </style:style>
    <style:style style:name="P40" style:parent-style-name="Listăparagraf" style:family="paragraph"/>
    <style:style style:name="T41" style:parent-style-name="Fontdeparagrafimplicit" style:family="text">
      <style:text-properties fo:language="ro" fo:country="RO"/>
    </style:style>
    <style:style style:name="T42" style:parent-style-name="Fontdeparagrafimplicit" style:family="text">
      <style:text-properties fo:language="en" fo:country="US"/>
    </style:style>
    <style:style style:name="T43" style:parent-style-name="Fontdeparagrafimplicit" style:family="text">
      <style:text-properties fo:language="ro" fo:country="RO"/>
    </style:style>
    <style:style style:name="P44" style:parent-style-name="Listăparagraf" style:family="paragraph"/>
    <style:style style:name="T45" style:parent-style-name="Fontdeparagrafimplicit" style:family="text">
      <style:text-properties fo:language="ro" fo:country="RO"/>
    </style:style>
    <style:style style:name="T46" style:parent-style-name="Fontdeparagrafimplicit" style:family="text">
      <style:text-properties fo:language="en" fo:country="US"/>
    </style:style>
    <style:style style:name="T47" style:parent-style-name="Fontdeparagrafimplicit" style:family="text">
      <style:text-properties fo:language="ro" fo:country="RO"/>
    </style:style>
    <style:style style:name="P48" style:parent-style-name="Listăparagraf" style:family="paragraph"/>
    <style:style style:name="T49" style:parent-style-name="Fontdeparagrafimplicit" style:family="text">
      <style:text-properties fo:language="ro" fo:country="RO"/>
    </style:style>
    <style:style style:name="T50" style:parent-style-name="Fontdeparagrafimplicit" style:family="text">
      <style:text-properties fo:language="en" fo:country="US"/>
    </style:style>
    <style:style style:name="T51" style:parent-style-name="Fontdeparagrafimplicit" style:family="text">
      <style:text-properties fo:language="ro" fo:country="RO"/>
    </style:style>
    <style:style style:name="P52" style:parent-style-name="Listăparagraf" style:family="paragraph"/>
    <style:style style:name="T53" style:parent-style-name="Fontdeparagrafimplicit" style:family="text">
      <style:text-properties fo:language="ro" fo:country="RO"/>
    </style:style>
    <style:style style:name="T54" style:parent-style-name="Fontdeparagrafimplicit" style:family="text">
      <style:text-properties fo:language="en" fo:country="US"/>
    </style:style>
    <style:style style:name="T55" style:parent-style-name="Fontdeparagrafimplicit" style:family="text">
      <style:text-properties fo:language="ro" fo:country="RO"/>
    </style:style>
    <style:style style:name="P56" style:parent-style-name="Listăparagraf" style:family="paragraph"/>
    <style:style style:name="T57" style:parent-style-name="Fontdeparagrafimplicit" style:family="text">
      <style:text-properties fo:language="ro" fo:country="RO"/>
    </style:style>
    <style:style style:name="T58" style:parent-style-name="Fontdeparagrafimplicit" style:family="text">
      <style:text-properties fo:language="en" fo:country="US"/>
    </style:style>
    <style:style style:name="T59" style:parent-style-name="Fontdeparagrafimplicit" style:family="text">
      <style:text-properties fo:language="ro" fo:country="RO"/>
    </style:style>
    <style:style style:name="P60" style:parent-style-name="Listăparagraf" style:family="paragraph"/>
    <style:style style:name="T61" style:parent-style-name="Fontdeparagrafimplicit" style:family="text">
      <style:text-properties fo:language="ro" fo:country="RO"/>
    </style:style>
    <style:style style:name="T62" style:parent-style-name="Fontdeparagrafimplicit" style:family="text">
      <style:text-properties fo:language="en" fo:country="US"/>
    </style:style>
    <style:style style:name="T63" style:parent-style-name="Fontdeparagrafimplicit" style:family="text">
      <style:text-properties fo:language="ro" fo:country="RO"/>
    </style:style>
    <style:style style:name="P64" style:parent-style-name="Listăparagraf" style:family="paragraph"/>
    <style:style style:name="T65" style:parent-style-name="Fontdeparagrafimplicit" style:family="text">
      <style:text-properties fo:language="ro" fo:country="RO"/>
    </style:style>
    <style:style style:name="T66" style:parent-style-name="Fontdeparagrafimplicit" style:family="text">
      <style:text-properties fo:language="en" fo:country="US"/>
    </style:style>
    <style:style style:name="T67" style:parent-style-name="Fontdeparagrafimplicit" style:family="text">
      <style:text-properties fo:language="ro" fo:country="RO"/>
    </style:style>
    <style:style style:name="P68" style:parent-style-name="Listăparagraf" style:family="paragraph">
      <style:text-properties fo:language="ro" fo:country="RO"/>
    </style:style>
    <style:style style:name="P69" style:parent-style-name="Normal" style:family="paragraph">
      <style:text-properties fo:language="ro" fo:country="RO"/>
    </style:style>
    <style:style style:name="P70" style:parent-style-name="Listăparagraf" style:family="paragraph">
      <style:paragraph-properties fo:text-align="justify" fo:line-height="125%" fo:margin-left="0in">
        <style:tab-stops/>
      </style:paragraph-properties>
      <style:text-properties fo:font-style="italic" style:font-style-asian="italic" style:font-style-complex="italic" fo:language="ro" fo:country="RO"/>
    </style:style>
    <style:style style:name="P71" style:parent-style-name="Listăparagraf" style:family="paragraph">
      <style:paragraph-properties fo:text-align="justify" fo:line-height="125%" fo:margin-left="0in">
        <style:tab-stops/>
      </style:paragraph-properties>
      <style:text-properties fo:font-style="italic" style:font-style-asian="italic" style:font-style-complex="italic" fo:language="ro" fo:country="RO"/>
    </style:style>
    <style:style style:name="P72" style:parent-style-name="Listăparagraf" style:family="paragraph">
      <style:paragraph-properties fo:text-align="justify" fo:line-height="125%" fo:margin-left="0in">
        <style:tab-stops/>
      </style:paragraph-properties>
      <style:text-properties fo:language="ro" fo:country="RO"/>
    </style:style>
  </office:automatic-styles>
  <office:body>
    <office:text text:use-soft-page-breaks="true">
      <text:p text:style-name="P1"><text:span text:style-name="T2">Reţea de socializare</text:span><text:span text:style-name="T3"> – SDToySocialNetwork</text:span></text:p>
      <text:p text:style-name="P4"/>
      <text:p text:style-name="P5">Mihnea şi Sofia, două dintre cele mai influente persoane, sunt mereu preocupate de opinia publică. În zilele noastre cu toții știm că informaţiile sunt împărtăşite de persoane din toate colţurile globului prin intermediul reţelelor sociale. Astfel cele două personaje din povestea noastră manifestă un interes special pentru acest mod de interacţiune.</text:p>
      <text:p text:style-name="P6"><text:span text:style-name="T7">Pentru a înţelege cât mai bine modelul şi funcţionalitatea unei astfel de reţele, cei doi au cerut ajutorul studenţilor de la </text:span><text:span text:style-name="T8">Matematică-</text:span><text:span text:style-name="T9">Informatică</text:span><text:span text:style-name="T10"><text:s/>pentru a le oferi<text:s/></text:span><text:span text:style-name="T11">consultanţă. Cum cel mai bun mod de a explica un concept este printr-un exemplu practic, studenții le-au promis să implementeze o </text:span><text:span text:style-name="T12">reţea socială</text:span><text:span text:style-name="T13"> cu un model simplificat, dar din care să poată fi extrase informaţii relevante.</text:span></text:p>
      <text:p text:style-name="Titlucuprins">Contents</text:p>
      <text:table-of-content text:name="_TOC0">
        <text:table-of-content-source text:outline-level="3" text:use-outline-level="true" text:use-index-marks="false" text:use-index-source-styles="false" text:index-scope="document">
          <text:table-of-content-entry-template text:outline-level="1" text:style-name="Cuprins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4"><text:a xlink:href="#_Toc99717414" office:target-frame-name="_top" xlink:show="replace"><text:span text:style-name="T15">Funcționalități de bază (cerințe funcționale):</text:span><text:tab/>1</text:a></text:p>
          <text:p text:style-name="P16"><text:a xlink:href="#_Toc99717415" office:target-frame-name="_top" xlink:show="replace"><text:span text:style-name="T17">Modelul Conceptual si Arhitectura aplicației (cerințe nonfuncționale)</text:span><text:tab/>1</text:a></text:p>
          <text:p text:style-name="P18"><text:a xlink:href="#_Toc99717416" office:target-frame-name="_top" xlink:show="replace"><text:span text:style-name="T19">Cerințe implementare structuri de date:</text:span><text:tab/>2</text:a></text:p>
        </text:index-body>
      </text:table-of-content>
      <text:p text:style-name="Normal"/>
      <text:h text:style-name="P20" text:outline-level="1"><text:bookmark-start text:name="_Toc99717414"/>Funcționalități de bază (cerințe funcționale):<text:bookmark-end text:name="_Toc99717414"/></text:h>
      <text:list text:style-name="LFO1" text:continue-numbering="true">
        <text:list-item>
          <text:p text:style-name="P21">Gestiunea utilizatorilor: operații CRUD (pt <text:s/>a avansa mai rapid propun să citim acești utilizatori, inițial dintr-un fisier csv.<text:s/></text:p>
        </text:list-item>
        <text:list-item>
          <text:p text:style-name="P22">Gestiunea relațiilor de prietenie între utlizatori: adăgare/ștergere prieten</text:p>
        </text:list-item>
        <text:list-item>
          <text:p text:style-name="P23">Gestiunea mesajelor: trimitere/stergere mesaj<text:s/></text:p>
        </text:list-item>
        <text:list-item>
          <text:p text:style-name="P24">Gestiunea evenimentelor. (FACULTATIV: se va implementa șablonul Observer pentru notificări, abonare/dezabonare la un eveniment – 10 puncte bonus)</text:p>
        </text:list-item>
      </text:list>
      <text:h text:style-name="P25" text:outline-level="1"><text:bookmark-start text:name="_Toc99717415"/>Modelul Conceptual si Arhitectura aplicației (cerințe nonfuncționale)<text:bookmark-end text:name="_Toc99717415"/></text:h>
      <text:list text:style-name="LFO2" text:continue-numbering="true">
        <text:list-item>
          <text:p text:style-name="P26">Entitățile problemei ar putea fi (puteți să redenumiți îm limba engleză aceste entități și, de asemenea, puteți identifica altele noi sau să le reprezentați altfel pe cele stabilite mai jos):</text:p>
        </text:list-item>
      </text:list>
      <text:list text:style-name="LFO3" text:continue-numbering="true">
        <text:list-item>
          <text:p text:style-name="P27">Utilizator:<text:s/></text:p>
        </text:list-item>
        <text:list-item>
          <text:p text:style-name="P28">Prietenie</text:p>
        </text:list-item>
        <text:list-item>
          <text:p text:style-name="P29">Mesaj</text:p>
        </text:list-item>
        <text:list-item>
          <text:p text:style-name="P30">Eveniment</text:p>
        </text:list-item>
        <text:list-item>
          <text:p text:style-name="P31"><text:span text:style-name="T32">Retea <text:s/>(FACULTATIV: SINGLETON<text:s/></text:span><text:span text:style-name="T33">– 5 puncte bonus)</text:span></text:p>
        </text:list-item>
      </text:list>
      <text:list text:style-name="LFO2" text:continue-numbering="true">
        <text:list-item>
          <text:p text:style-name="P34">Relații între entități:<text:s/></text:p>
        </text:list-item>
      </text:list>
      <text:list text:style-name="LFO1" text:continue-numbering="true">
        <text:list-item>
          <text:p text:style-name="P35">Un utilizator al rețelei are o lista de prieteni</text:p>
        </text:list-item>
        <text:list-item>
          <text:p text:style-name="P36">O prietenie se stabilește între doi utilizatori ai rețelei</text:p>
        </text:list-item>
        <text:list-item>
          <text:p text:style-name="P37">Rețeau este definită de mulțimea utilizatorilor și a relațiilor de prietenie dintre aceștia</text:p>
        </text:list-item>
      </text:list>
      <text:h text:style-name="P38" text:outline-level="1"><text:bookmark-start text:name="_Toc99717416"/>Cerințe implementare structuri de date:<text:bookmark-end text:name="_Toc99717416"/></text:h>
      <text:p text:style-name="P39">În rezolvarea problemelor de mai sus se vor implementa, doua dintre următoarele structuri de date, cele care vă vor fi asignate la orele de seminar:</text:p>
      <text:list text:style-name="LFO4" text:continue-numbering="true">
        <text:list-item>
          <text:p text:style-name="P40"><text:span text:style-name="T41">TAD Lista cu elemente generice (Template<text:s/></text:span><text:span text:style-name="T42">&lt;class T&gt; )<text:s/></text:span><text:span text:style-name="T43">cu reprezentare pe array</text:span></text:p>
        </text:list-item>
        <text:list-item>
          <text:p text:style-name="P44"><text:span text:style-name="T45">TAD Lista cu elemente generice (Template<text:s/></text:span><text:span text:style-name="T46">&lt;class T&gt; )<text:s/></text:span><text:span text:style-name="T47">cu reprezentare înlănțuită</text:span></text:p>
        </text:list-item>
        <text:list-item>
          <text:p text:style-name="P48"><text:span text:style-name="T49">TAD Mulțime cu elemente generice (Template<text:s/></text:span><text:span text:style-name="T50">&lt;class T&gt; )<text:s/></text:span><text:span text:style-name="T51">cu reprezentare înlănțuită</text:span></text:p>
        </text:list-item>
        <text:list-item>
          <text:p text:style-name="P52"><text:span text:style-name="T53">TAD Dictionar cu elemente generice (Template<text:s/></text:span><text:span text:style-name="T54">&lt;class T&gt; )<text:s/></text:span><text:span text:style-name="T55">cu reprezentare înlănțuită</text:span></text:p>
        </text:list-item>
        <text:list-item>
          <text:p text:style-name="P56"><text:span text:style-name="T57">TAD Multi Dictionar cu elemente generice (Template<text:s/></text:span><text:span text:style-name="T58">&lt;class T&gt; )<text:s/></text:span><text:span text:style-name="T59">cu reprezentare înlănțuită</text:span></text:p>
        </text:list-item>
        <text:list-item>
          <text:p text:style-name="P60"><text:span text:style-name="T61">TAD Mulțime Ordonată cu elemente generice (Template<text:s/></text:span><text:span text:style-name="T62">&lt;class T&gt; )<text:s/></text:span><text:span text:style-name="T63">cu reprezentare folosind un <text:s/>arbore binar de căutare</text:span></text:p>
        </text:list-item>
        <text:list-item>
          <text:p text:style-name="P64"><text:span text:style-name="T65">TAD Mulțime Ordonată cu elemente generice (Template<text:s/></text:span><text:span text:style-name="T66">&lt;class T&gt; )<text:s/></text:span><text:span text:style-name="T67">cu reprezentare pe tabelă de dispersie</text:span></text:p>
        </text:list-item>
        <text:list-item>
          <text:p text:style-name="P68">TAD Graf cu reprezentare pe matrice (pt retea) – FACULTATIV – 5 puncte bonus.</text:p>
        </text:list-item>
      </text:list>
      <text:p text:style-name="P69">Observație: Se pot defini si alte structuri de date necesare rezolvării problemei.</text:p>
      <text:p text:style-name="P70"/>
      <text:p text:style-name="P71"/>
      <text:p text:style-name="P7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venir Next LT Pro Light" svg:font-family="Avenir Next LT Pro Light" style:font-family-generic="swiss" style:font-pitch="variable" svg:panose-1="2 11 3 4 2 2 2 2 2 4"/>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Titlu1" style:display-name="Titlu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Fontdeparagrafimplicit" style:display-name="Font de paragraf implicit" style:family="text"/>
    <style:style style:name="Robust" style:display-name="Robust" style:family="text" style:parent-style-name="Fontdeparagrafimplicit">
      <style:text-properties fo:font-weight="bold" style:font-weight-asian="bold" style:font-weight-complex="bold"/>
    </style:style>
    <style:style style:name="Listăparagraf" style:display-name="Listă paragraf" style:family="paragraph" style:parent-style-name="Normal">
      <style:paragraph-properties fo:margin-left="0.5in">
        <style:tab-stops/>
      </style:paragraph-properties>
      <style:text-properties fo:hyphenate="false"/>
    </style:style>
    <style:style style:name="Heading1Char" style:display-name="Heading 1 Char" style:family="text" style:parent-style-name="Fontdeparagrafimplicit">
      <style:text-properties style:font-name="Calibri Light" style:font-name-asian="Times New Roman" style:font-name-complex="Times New Roman" fo:color="#2F5496" fo:font-size="16pt" style:font-size-asian="16pt" style:font-size-complex="16pt"/>
    </style:style>
    <style:style style:name="Titlu" style:display-name="Titlu"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Fontdeparagrafimplicit">
      <style:text-properties style:font-name="Calibri Light" style:font-name-asian="Times New Roman" style:font-name-complex="Times New Roman" fo:letter-spacing="-0.0069in" style:letter-kerning="true" fo:font-size="28pt" style:font-size-asian="28pt" style:font-size-complex="28pt"/>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en" style:country-asian="GB" fo:hyphenate="true"/>
    </style:style>
    <style:style style:name="Accentuat" style:display-name="Accentuat" style:family="text" style:parent-style-name="Fontdeparagrafimplicit">
      <style:text-properties fo:font-style="italic" style:font-style-asian="italic" style:font-style-complex="italic"/>
    </style:style>
    <style:style style:name="Titlucuprins" style:display-name="Titlu cuprins" style:family="paragraph" style:parent-style-name="Titlu1" style:next-style-name="Normal" style:default-outline-level="1">
      <style:paragraph-properties style:vertical-align="auto" fo:line-height="106%"/>
      <style:text-properties fo:language="en" fo:country="US" fo:hyphenate="true"/>
    </style:style>
    <style:style style:name="Cuprins1" style:display-name="Cuprins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Fontdeparagrafimplici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Arial" style:font-name-asian="Calibr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Arial" style:font-name-complex="Arial" fo:color="#333333" fo:font-size="10.5pt" style:font-size-asian="10.5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amelia Serban</meta:initial-creator>
    <dc:creator>CAMELIA-AURELIA SERBAN</dc:creator>
    <meta:creation-date>2022-04-11T15:03:00Z</meta:creation-date>
    <dc:date>2022-04-11T15:03:00Z</dc:date>
    <meta:print-date>2020-10-18T21:42:00Z</meta:print-date>
    <meta:template xlink:href="Normal.dotm" xlink:type="simple"/>
    <meta:editing-cycles>39</meta:editing-cycles>
    <meta:editing-duration>PT0S</meta:editing-duration>
    <meta:document-statistic meta:page-count="1" meta:paragraph-count="6" meta:word-count="453" meta:character-count="3080" meta:row-count="21" meta:non-whitespace-character-count="2633"/>
  </office:meta>
</office:document-meta>
</file>